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3" style:parent-style-name="Normal" style:family="paragraph">
      <style:text-properties fo:font-weight="bold" style:font-weight-asian="bold" style:font-weight-complex="bold"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ListParagraph" style:list-style-name="LFO1" style:family="paragraph">
      <style:text-properties fo:language="en" fo:country="US"/>
    </style:style>
    <style:style style:name="P8" style:parent-style-name="ListParagraph" style:list-style-name="LFO1" style:family="paragraph">
      <style:text-properties fo:language="en" fo:country="US"/>
    </style:style>
    <style:style style:name="P9" style:parent-style-name="ListParagraph" style:list-style-name="LFO1" style:family="paragraph">
      <style:text-properties fo:language="en" fo:country="US"/>
    </style:style>
    <style:style style:name="P10" style:parent-style-name="ListParagraph" style:list-style-name="LFO1" style:family="paragraph">
      <style:text-properties fo:language="en" fo:country="US"/>
    </style:style>
    <style:style style:name="P11" style:parent-style-name="ListParagraph" style:list-style-name="LFO1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ListParagraph" style:family="paragraph">
      <style:paragraph-properties fo:margin-left="1in">
        <style:tab-stops/>
      </style:paragraph-properties>
      <style:text-properties fo:language="en" fo:country="US"/>
    </style:style>
  </office:automatic-styles>
  <office:body>
    <office:text text:use-soft-page-breaks="true">
      <text:p text:style-name="P1"><text:s text:c="36"/></text:p>
      <text:p text:style-name="Normal"/>
      <text:p text:style-name="P2">Video Metadata Extraction<text:s/>:</text:p>
      <text:p text:style-name="P3">Task</text:p>
      <text:p text:style-name="P4"><text:s/>Create a Python program that:</text:p>
      <text:p text:style-name="P5"><text:s/>1. Reads and processes a video file of your choosing using OpenCV.<text:s/></text:p>
      <text:p text:style-name="P6">2. Extracts and stores its metadata, including:</text:p>
      <text:list text:style-name="LFO1" text:continue-numbering="true">
        <text:list-item>
          <text:list>
            <text:list-item>
              <text:p text:style-name="P7">Frame width and height<text:s/></text:p>
            </text:list-item>
            <text:list-item>
              <text:p text:style-name="P8">Frames per second (FPS)</text:p>
            </text:list-item>
            <text:list-item>
              <text:p text:style-name="P9">Total frames</text:p>
            </text:list-item>
            <text:list-item>
              <text:p text:style-name="P10">Duration in seconds<text:s/></text:p>
            </text:list-item>
            <text:list-item>
              <text:p text:style-name="P11">File format or extension</text:p>
            </text:list-item>
          </text:list>
        </text:list-item>
      </text:list>
      <text:p text:style-name="P12">3.<text:s/>Saves the metadata into a structured JSON file (.json)</text:p>
      <text:p text:style-name="P13"/>
      <text:p text:style-name="P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Symbol" style:font-name-asian="Aptos" style:font-name-complex="Ari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Wassila Benali</meta:initial-creator>
    <dc:creator>Wassila Benali</dc:creator>
    <meta:creation-date>2025-11-14T07:55:00Z</meta:creation-date>
    <dc:date>2025-11-14T08:59:00Z</dc:date>
    <meta:template xlink:href="Normal" xlink:type="simple"/>
    <meta:editing-cycles>2</meta:editing-cycles>
    <meta:editing-duration>PT540S</meta:editing-duration>
    <meta:document-statistic meta:page-count="1" meta:paragraph-count="1" meta:word-count="59" meta:character-count="385" meta:row-count="2" meta:non-whitespace-character-count="327"/>
  </office:meta>
</office:document-meta>
</file>